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o Deal</text:p>
          </table:table-cell>
          <table:table-cell table:number-columns-repeated="6"/>
          <table:table-cell office:value-type="string" calcext:value-type="string">
            <text:p>May Mandated to go to BXL for softer Brexit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.2" calcext:value-type="float">
            <text:p>0.2</text:p>
          </table:table-cell>
          <table:table-cell table:formula="of:=[.A2]*[.B2]*[.C2]*[.D2]" office:value-type="float" office:value="0.0048" calcext:value-type="float">
            <text:p>0.004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H2]*[.I2]*[.J2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3]*[.B3]*[.C3]" office:value-type="float" office:value="0.04" calcext:value-type="float">
            <text:p>0.0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[.H3]*[.I3]*[.J3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[.A4]*[.B4]*[.C4]*[.D4]" office:value-type="float" office:value="0.009" calcext:value-type="float">
            <text:p>0.009</text:p>
          </table:table-cell>
          <table:table-cell table:number-columns-repeated="5"/>
          <table:table-cell table:formula="of:=SUM([.K2:.K3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style-name="ce1" table:formula="of:=[.K4]" office:value-type="float" office:value="0.2" calcext:value-type="float">
            <text:p>0.2</text:p>
          </table:table-cell>
          <table:table-cell/>
          <table:table-cell table:formula="of:=[.A5]*[.B5]*[.C5]" office:value-type="float" office:value="0.036" calcext:value-type="float">
            <text:p>0.036</text:p>
          </table:table-cell>
          <table:table-cell table:number-columns-repeated="2"/>
          <table:table-cell office:value-type="string" calcext:value-type="string">
            <text:p>May announces GE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]*[.B6]*[.C6]" office:value-type="float" office:value="0.048" calcext:value-type="float">
            <text:p>0.04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H6]*[.I6]*[.J6]"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style-name="ce1" table:formula="of:=[.K10]" office:value-type="float" office:value="0.414" calcext:value-type="float">
            <text:p>0.414</text:p>
          </table:table-cell>
          <table:table-cell/>
          <table:table-cell table:formula="of:=[.A7]*[.B7]*[.C7]" office:value-type="float" office:value="0.07452" calcext:value-type="float">
            <text:p>0.0745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table:formula="of:=[.H7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style-name="ce1" table:formula="of:=[.K10]" office:value-type="float" office:value="0.414" calcext:value-type="float">
            <text:p>0.414</text:p>
          </table:table-cell>
          <table:table-cell table:formula="of:=[.A8]*[.B8]*[.C8]*[.D8]" office:value-type="float" office:value="0.017388" calcext:value-type="float">
            <text:p>0.01738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H8]*[.I8]*[.J8]" office:value-type="float" office:value="0.04" calcext:value-type="float">
            <text:p>0.04</text:p>
          </table:table-cell>
        </table:table-row>
        <table:table-row table:style-name="ro1">
          <table:table-cell table:number-columns-repeated="4"/>
          <table:table-cell table:formula="of:=SUM([.E2:.E8])" office:value-type="float" office:value="0.229708" calcext:value-type="float">
            <text:p>0.229708</text:p>
          </table:table-cell>
          <table:table-cell table:formula="of:=[.E9]*100" office:value-type="float" office:value="22.9708" calcext:value-type="float">
            <text:p>22.9708</text:p>
          </table:table-cell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[.H9]*[.I9]*[.J9]" office:value-type="float" office:value="0.01" calcext:value-type="float">
            <text:p>0.01</text:p>
          </table:table-cell>
        </table:table-row>
        <table:table-row table:style-name="ro1">
          <table:table-cell table:number-columns-repeated="10"/>
          <table:table-cell table:formula="of:=SUM([.K6:.K9])"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May Deal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table:formula="of:=[.A12]*[.B12]*[.C12]" office:value-type="float" office:value="0.032" calcext:value-type="float">
            <text:p>0.032</text:p>
          </table:table-cell>
          <table:table-cell table:formula="of:=[.E12]*100"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[.K10]" office:value-type="float" office:value="0.414" calcext:value-type="float">
            <text:p>0.414</text:p>
          </table:table-cell>
          <table:table-cell/>
          <table:table-cell table:formula="of:=[.A15]*[.B15]*[.C15]" office:value-type="float" office:value="0.26082" calcext:value-type="float">
            <text:p>0.26082</text:p>
          </table:table-cell>
          <table:table-cell table:formula="of:=[.E15]*100" office:value-type="float" office:value="26.082" calcext:value-type="float">
            <text:p>26.08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fter Brexit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K4]" office:value-type="float" office:value="0.2" calcext:value-type="float">
            <text:p>0.2</text:p>
          </table:table-cell>
          <table:table-cell table:number-columns-repeated="2"/>
          <table:table-cell table:formula="of:=[.A18]*[.B18]" office:value-type="float" office:value="0.14" calcext:value-type="float">
            <text:p>0.14</text:p>
          </table:table-cell>
          <table:table-cell table:formula="of:=[.E18]*100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1]*[.B21]*[.C21]" office:value-type="float" office:value="0.135" calcext:value-type="float">
            <text:p>0.135</text:p>
          </table:table-cell>
          <table:table-cell table:formula="of:=[.E21]*100"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style-name="ce1" table:formula="of:=[.K10]" office:value-type="float" office:value="0.414" calcext:value-type="float">
            <text:p>0.414</text:p>
          </table:table-cell>
          <table:table-cell table:formula="of:=[.A24]*[.B24]*[.C24]*[.D24]" office:value-type="float" office:value="0.011592" calcext:value-type="float">
            <text:p>0.011592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formula="of:=[.K10]" office:value-type="float" office:value="0.414" calcext:value-type="float">
            <text:p>0.414</text:p>
          </table:table-cell>
          <table:table-cell/>
          <table:table-cell table:formula="of:=[.A25]*[.B25]*[.C25]" office:value-type="float" office:value="0.04968" calcext:value-type="float">
            <text:p>0.04968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6]*[.B26]*[.C26]" office:value-type="float" office:value="0.048" calcext:value-type="float">
            <text:p>0.048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.2" calcext:value-type="float">
            <text:p>0.2</text:p>
          </table:table-cell>
          <table:table-cell table:formula="of:=[.A27]*[.B27]*[.C27]*[.D27]" office:value-type="float" office:value="0.0032" calcext:value-type="float">
            <text:p>0.003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8]*[.B28]*[.C28]"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style-name="ce1" table:formula="of:=[.K4]" office:value-type="float" office:value="0.2" calcext:value-type="float">
            <text:p>0.2</text:p>
          </table:table-cell>
          <table:table-cell/>
          <table:table-cell table:formula="of:=[.A29]*[.B29]*[.C29]" office:value-type="float" office:value="0.024" calcext:value-type="float">
            <text:p>0.024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[.A30]*[.B30]*[.C30]*[.D30]" office:value-type="float" office:value="0.006" calcext:value-type="float">
            <text:p>0.00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4:.E30])" office:value-type="float" office:value="0.202472" calcext:value-type="float">
            <text:p>0.202472</text:p>
          </table:table-cell>
          <table:table-cell table:formula="of:=[.E31]*100" office:value-type="float" office:value="20.2472" calcext:value-type="float">
            <text:p>20.247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SUM([.F9:.F31])" office:value-type="float" office:value="100" calcext:value-type="float">
            <text:p>100</text:p>
          </table:table-cell>
          <table:table-cell table:formula="of:=SUM([.G9:.G31])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4-02T11:32:57.608965381</meta:creation-date>
    <meta:generator>LibreOffice/6.2.0.3$MacOSX_X86_64 LibreOffice_project/98c6a8a1c6c7b144ce3cc729e34964b47ce25d62</meta:generator>
    <dc:date>2019-04-02T11:45:23.922997169</dc:date>
    <dc:creator>Jon Worth</dc:creator>
    <meta:editing-duration>PT1M6S</meta:editing-duration>
    <meta:editing-cycles>2</meta:editing-cycles>
    <meta:document-statistic meta:table-count="1" meta:cell-count="125" meta:object-count="0"/>
  </office:meta>
</office:document-meta>
</file>